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2.4496in" svg:y="0.2193in">
            <draw:object draw:notify-on-update-of-ranges="Sheet1.A2:Sheet1.A118 Sheet1.A1:Sheet1.A1 Sheet1.B2:Sheet1.B1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200k diffus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IRA iterations</text:p>
          </table:table-cell>
          <table:table-cell table:style-name="Default" office:value-type="string" calcext:value-type="string">
            <text:p>Norm_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61.2" calcext:value-type="float">
            <text:p>3.71E+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60.8" calcext:value-type="float">
            <text:p>1.90E+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1.87" calcext:value-type="float">
            <text:p>1.70E+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7.78" calcext:value-type="float">
            <text:p>4.72E+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2.32" calcext:value-type="float">
            <text:p>7.47E+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4.611" calcext:value-type="float">
            <text:p>7.85E+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1301" calcext:value-type="float">
            <text:p>2.41E+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9068" calcext:value-type="float">
            <text:p>2.89E+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85068" calcext:value-type="float">
            <text:p>7.85E-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8271" calcext:value-type="float">
            <text:p>1.08E-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93723" calcext:value-type="float">
            <text:p>2.94E-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45944" calcext:value-type="float">
            <text:p>4.59E-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306112" calcext:value-type="float">
            <text:p>3.06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708452" calcext:value-type="float">
            <text:p>7.08E-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741234" calcext:value-type="float">
            <text:p>7.41E-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220796" calcext:value-type="float">
            <text:p>2.21E-0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00221086" calcext:value-type="float">
            <text:p>2.21E-00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22:36:03.606584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53:55.155654747</meta:creation-date>
    <dc:date>2017-08-24T22:44:29.547102200</dc:date>
    <meta:editing-duration>PT8M38S</meta:editing-duration>
    <meta:editing-cycles>8</meta:editing-cycles>
    <meta:generator>LibreOffice/4.2.8.2$Linux_X86_64 LibreOffice_project/420m0$Build-2</meta:generator>
    <meta:document-statistic meta:table-count="2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6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37cm" svg:y="4.203cm" style:legend-expansion="high" chart:style-name="ch2"/>
        <chart:plot-area chart:style-name="ch3" table:cell-range-address="Sheet1.A1:Sheet1.A118 Sheet1.B2:Sheet1.B118" chart:data-source-has-labels="row" svg:x="0.319cm" svg:y="0.18cm" svg:width="11.899cm" svg:height="8.645cm">
          <chartooo:coordinate-region svg:x="2.343cm" svg:y="0.379cm" svg:width="9.688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118" chart:label-cell-address="Sheet1.A1:Sheet1.A1" chart:class="chart:scatter">
            <chart:domain table:cell-range-address="Sheet1.A2:Sheet1.A118"/>
            <chart:data-point chart:repeated="1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k diffusion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18</svg:desc>
                </draw:g>
              </table:table-cell>
              <table:table-cell office:value-type="float" office:value="NaN">
                <text:p>NaN</text:p>
                <draw:g>
                  <svg:desc>Sheet1.B2:Sheet1.B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061.2">
                <text:p>3706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960.8">
                <text:p>1896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01.87">
                <text:p>1701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717.78">
                <text:p>4717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472.32">
                <text:p>7472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84.611">
                <text:p>784.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4.1301">
                <text:p>24.1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89068">
                <text:p>2.89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785068">
                <text:p>0.0785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08271">
                <text:p>0.0108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293723">
                <text:p>0.000293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045944">
                <text:p>0.000045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00306112">
                <text:p>0.00000306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000708452">
                <text:p>0.000000708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0000741234">
                <text:p>0.0000000741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0000220796">
                <text:p>0.0000000220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00000221086">
                <text:p>0.00000000221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